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Node.setCategory( String categoryName , Map 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tegoryNode.CategoryNod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Node.getNodeBy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egory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Node.invokeByName( String name ,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